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 Sharu
home safely.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 back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se we have to hurry, 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g!!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
</text:p>
          </table:table-cell>
          <table:table-cell table:style-name="ce0" office:value-type="string">
            <text:p>Hey Saotome-kun～, I kinda have to go to
the bathroom...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hen take back Sharu!"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
out!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
me...!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3T16:53:43+02:00</meta:creation-date>
    <dc:date>2019-10-13T16:53:4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